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d81" officeooo:paragraph-rsid="00134d81"/>
    </style:style>
    <style:style style:name="P2" style:family="paragraph" style:parent-style-name="Standard">
      <style:text-properties officeooo:rsid="00140464" officeooo:paragraph-rsid="00140464"/>
    </style:style>
    <style:style style:name="P3" style:family="paragraph" style:parent-style-name="Standard">
      <style:text-properties officeooo:rsid="00142920" officeooo:paragraph-rsid="00142920"/>
    </style:style>
    <style:style style:name="P4" style:family="paragraph" style:parent-style-name="Standard">
      <style:text-properties officeooo:rsid="00153cfc" officeooo:paragraph-rsid="00153cfc"/>
    </style:style>
    <style:style style:name="P5" style:family="paragraph" style:parent-style-name="Standard">
      <style:text-properties officeooo:rsid="00157549" officeooo:paragraph-rsid="001575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'Home' and 'My package': <text:s text:c="2"/>17 px</text:p>
      <text:p text:style-name="P1">Logo: </text:p>
      <text:p text:style-name="P1"/>
      <text:p text:style-name="P1"/>
      <text:p text:style-name="P2">Time:</text:p>
      <text:p text:style-name="P2"/>
      <text:p text:style-name="P2">3h </text:p>
      <text:p text:style-name="P3">2h</text:p>
      <text:p text:style-name="P4">3h</text:p>
      <text:p text:style-name="P5">1h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6:13:39.385594265</meta:creation-date>
    <dc:date>2018-07-14T14:52:58.040725088</dc:date>
    <meta:editing-duration>P1DT18H42M18S</meta:editing-duration>
    <meta:editing-cycles>1</meta:editing-cycles>
    <meta:document-statistic meta:table-count="0" meta:image-count="0" meta:object-count="0" meta:page-count="1" meta:paragraph-count="7" meta:word-count="12" meta:character-count="52" meta:non-whitespace-character-count="43"/>
    <meta:generator>LibreOffice/5.1.6.2$Linux_X86_64 LibreOffice_project/10m0$Build-2</meta:generator>
  </office:meta>
</office:document-meta>
</file>